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3cm" fo:min-width="26.863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-outline1" style:list-style-name="L3">
      <style:graphic-properties fo:min-height="13.75cm"/>
    </style:style>
    <style:style style:name="pr9" style:family="presentation" style:parent-style-name="Midnightblue2-title">
      <style:graphic-properties fo:min-height="5.75cm"/>
    </style:style>
    <style:style style:name="pr10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3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text-properties fo:color="#000000" fo:font-size="30pt" fo:font-weight="normal" fo:background-color="#fcc79b" style:font-size-asian="30pt" style:font-weight-asian="normal" style:font-size-complex="30pt" style:font-weight-complex="normal"/>
    </style:style>
    <style:style style:name="P7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variant="normal" fo:text-transform="none" fo:color="#2c3e50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ce181e"/>
    </style:style>
    <style:style style:name="T4" style:family="text">
      <style:text-properties fo:color="#000000" fo:font-size="30pt" fo:font-weight="normal" fo:background-color="#fcc79b" style:font-size-asian="30pt" style:font-weight-asian="normal" style:font-size-complex="30pt" style:font-weight-complex="normal"/>
    </style:style>
    <style:style style:name="T5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." style:num-format="1" text:start-value="0">
        <style:list-level-properties text:min-label-width="0.6cm"/>
        <style:text-properties fo:color="#2c3e5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Lötkunst und digitale Emanzipation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<text:span text:style-name="T1">Umbrella Corp.</text:span></text:p>
            <text:p>Yannic &amp; Sarah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dee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lektronik als Ressourc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Viel genutzt aber wenig durchschaut</text:p>
              </text:list-item>
              <text:list-item>
                <text:p>Abhängigkeit von großen Firmen</text:p>
                <text:list>
                  <text:list-item>
                    <text:p>Microsoft, Google, Facebook, Samsung, Apple</text:p>
                    <text:p/>
                  </text:list-item>
                </text:list>
              </text:list-item>
              <text:list-item>
                <text:p>Beispiele:</text:p>
                <text:list>
                  <text:list-item>
                    <text:p>PCs, Laptops, Handys</text:p>
                  </text:list-item>
                  <text:list-item>
                    <text:p text:style-name="P2"><text:span text:style-name="T2">Lautsprecher, Lampen </text:span></text:p>
                  </text:list-item>
                  <text:list-item>
                    <text:p>Dronen, 3D Druck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igitale und elektronische<text:line-break/>Sklaverei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 text:style-name="P3">Kosten</text:p>
                <text:list>
                  <text:list-item>
                    <text:p>Neu kaufen</text:p>
                  </text:list-item>
                  <text:list-item>
                    <text:p>Reparaturen machen lassen</text:p>
                  </text:list-item>
                  <text:list-item>
                    <text:p>Lizenzen für Software: Windows, Office, ….</text:p>
                    <text:p/>
                  </text:list-item>
                </text:list>
              </text:list-item>
              <text:list-item>
                <text:p text:style-name="P3">Kostenlos</text:p>
                <text:list>
                  <text:list-item>
                    <text:p>Firmen verdienen Geld mit Daten</text:p>
                  </text:list-item>
                  <text:list-item>
                    <text:p>Wenn das Produkt umsonst ist, bist du das Produk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igitale und elektronische<text:line-break/>Sklavere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Windows 10, OSX und Android schicken Daten nach Hause</text:p>
                <text:list>
                  <text:list-item>
                    <text:p>Tastatureingaben, Sprache und Suchen</text:p>
                  </text:list-item>
                </text:list>
              </text:list-item>
              <text:list-item>
                <text:p>Hintertüren in der Hardware</text:p>
              </text:list-item>
              <text:list-item>
                <text:p>Online Nutzerprofile</text:p>
                <text:p><text:span text:style-name="T3"/></text:p>
              </text:list-item>
              <text:list-item>
                <text:p><text:span text:style-name="T3">Hole dir deine Macht zurück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igitale und elektronische<text:line-break/>Selbstbestimmu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Hardware verstehen</text:p>
                <text:list>
                  <text:list-item>
                    <text:p>Reparaturen</text:p>
                  </text:list-item>
                  <text:list-item>
                    <text:p>Selbstgebaute Geräte</text:p>
                    <text:p/>
                  </text:list-item>
                </text:list>
              </text:list-item>
              <text:list-item>
                <text:p text:style-name="P5">Software kennen und verstehen</text:p>
                <text:list>
                  <text:list-item>
                    <text:p text:style-name="P5">Open source: Linux, LibreOffice, …</text:p>
                  </text:list-item>
                  <text:list-item>
                    <text:p text:style-name="P5">Datenfluss</text:p>
                  </text:list-item>
                  <text:list-item>
                    <text:p text:style-name="P5">Selbstgemachte Software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7.363cm" svg:height="1.483cm" svg:x="0.508cm" svg:y="18.288cm">
          <draw:text-box>
            <text:p><text:span text:style-name="T4">Programm heute: Mit Spaß zur Selbstbestimmung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orkshopbauteil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rduino</text:p>
                <text:list>
                  <text:list-item>
                    <text:p>„Mini-Computer“: leicht zu verstehen</text:p>
                  </text:list-item>
                  <text:list-item>
                    <text:p>Programmierung</text:p>
                  </text:list-item>
                </text:list>
              </text:list-item>
              <text:list-item>
                <text:p>LEDs, Taster und Mikrofon</text:p>
                <text:list>
                  <text:list-item>
                    <text:p>Input &amp; Output</text:p>
                  </text:list-item>
                  <text:list-item>
                    <text:p>Schöne Muster!</text:p>
                  </text:list-item>
                </text:list>
              </text:list-item>
              <text:list-item>
                <text:p>Kabel &amp; Löten</text:p>
                <text:list>
                  <text:list-item>
                    <text:p>Einfache elektronische Verschaltun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orkshop Plan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3">
              <text:list-item>
                <text:p><text:s/>Einführung in den Arduino</text:p>
              </text:list-item>
              <text:list-item>
                <text:p><text:s/>Eine LED blinken lassen</text:p>
              </text:list-item>
              <text:list-item>
                <text:p><text:s/>Die LED mit Taster steuern</text:p>
              </text:list-item>
              <text:list-item>
                <text:p><text:s/>RGB LED Streifen mit Mustern</text:p>
              </text:list-item>
              <text:list-item>
                <text:p><text:s/>Muster mit dem Taster blinken lassen</text:p>
              </text:list-item>
              <text:list-item>
                <text:p><text:s/>Musterblinken mit dem Mikro steuern</text:p>
              </text:list-item>
              <text:list-item>
                <text:p><text:s/>Verschiedene Muster mit Mikro und</text:p>
                <text:p><text:s/>Tas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placeholder="true" presentation:user-transformed="true">
          <draw:text-box/>
        </draw:frame>
        <draw:frame presentation:style-name="pr2" draw:text-style-name="P7" draw:layer="layout" svg:width="26cm" svg:height="5.5cm" svg:x="1cm" svg:y="14.5cm" presentation:class="subtitle" presentation:user-transformed="true">
          <draw:text-box>
            <text:p><text:span text:style-name="T5">Einführung in den Arduin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0. Einführung in den Arduino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2" presentation:presentation-page-layout-name="AL2T1">
        <draw:frame presentation:style-name="pr9" draw:layer="layout" svg:width="13cm" svg:height="6cm" svg:x="7.5cm" svg:y="7.5cm" presentation:class="title">
          <draw:text-box>
            <text:p>Danke fürs Mitmachen!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3T21:17:28.453878627</meta:creation-date>
    <meta:editing-duration>PT27M33S</meta:editing-duration>
    <meta:editing-cycles>9</meta:editing-cycles>
    <meta:generator>LibreOffice/6.0.6.2$Linux_X86_64 LibreOffice_project/00m0$Build-2</meta:generator>
    <dc:title>Midnightblue</dc:title>
    <dc:date>2018-11-13T22:53:52.736507424</dc:date>
    <meta:document-statistic meta:object-count="92"/>
  </office:meta>
</office:document-meta>
</file>